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ConditionalColorConverter.matches( TypeDescriptor sourceType , TypeDescriptor targe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ConversionServiceTests.enumToString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ConversionServiceTests.canConvertIllegalArgumentNullTargetTypeFrom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ConversionServiceTests.addConverterNoSourceTargetClassInfo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ConversionServiceTests.rawCollectionAs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ConversionServiceTests.canConv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yConditionalConverter.matches(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StringArrayToIntegerArrayConverter.convert( String [ ]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versionServiceTests.convertToNullTargetTyp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orConverter.convert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versionServiceTests.canConvertNullSour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nConditionalGenericConverter.getConvertibl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versionServiceTests.emptyListTo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StringToStringCollectionConverter.convert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versionServiceTests.convertOptimiz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ConversionServiceTests.stringArrayToResourc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ConversionServiceTests.adaptedCollectionTypesFromSameSour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yConditionalColorConverter.convert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versionServiceTests.stringToArrayCanConv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ConversionServiceTests.stringToCollectionCanConv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icConversionServiceTests.removeConvert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StringToRawCollectionConverter.convert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versionServiceTests.enumWithInterfaceToString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ConversionServiceTests.convertObjectTo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yStringToIntegerArrayConverter.convert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ConversionServiceTests.convertNullSourcePrimitiveTargetTyp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ConversionServiceTests.shouldNotSupportNullConvertibleTypesFromNonConditionalGeneric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ConversionServiceTests.conditionalConvert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ConditionalGenericConverter.convert( @ Nullable Object source ,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versionServiceTests.canConvertAssign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ToMyEnumBaseInterfaceConverterFactory.getConverter( Class &lt; T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EnumInterfaceToStringConverter.convert( 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oMyEnumInterfaceConverter.StringToMyEnumInterfaceConverter( Class &lt; T &gt; enum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versionServiceTests.conditionalConverterCachingForDifferentAnnotatio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enericConversionServiceTests.convertiblePairsI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ConversionServiceTests.convertiblePairEqualsAndH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StringArrayToResourceArrayConverter.convert( String [ ]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versionServiceTests.multipleCollectionTypesFromSameSour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enericConversionServiceTests.canConvertIllegalArgumentNullTargetTypeFromTyp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ConversionServiceTests.conv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ConversionServiceTests.stringArrayToIntege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ConversionServiceTests.stringToEnumWithBaseInterface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ConversionServiceTests.convertWrongTyp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ConversionServiceTests.string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ConversionServiceTests.convertWrongSourceTyp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ConversionServiceTests.convertToNullTargetCla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ToMyEnumInterfaceConverterFactory.getConverter( Class &lt; T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versionServiceTests.getBas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versionServiceTests.convertSuperSour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ConversionServiceTests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versionServiceTests.genericCollectionAs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ConversionServiceTests.convertNullAnnotatedString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ConversionServiceTests.genericConverterDelegatingBackToConversionServiceConverter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ConversionServiceTests.convertNotNullSourceNullSourceTyp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ConversionServiceTests.convertAssignabl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ConversionServiceTests.conditional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ConversionServiceTests.convertNull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versionServiceTests.stringToIntege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ConversionServiceTests.convertObjectToPrimitiveViaConvert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ToMyEnumInterfaceConverter.convert( String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ConditionalConverterFactory.getNestedMatchAttem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versionServiceTests.convertNullSourcePrimitive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ConversionServiceTests.listToIterable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ConversionServiceTests.stringToEnumWithInterface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yStringToIntegerCollectionConverter.convert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onditionalConverterFactory.getConverter( Class &lt; T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onditionalConverter.getMatchAttem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tringToGenericCollectionConverter.convert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aseInterfaceToStringConverter.convert( MyBaseInterfa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CopyConstructor.WithCopy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enericConversionServiceTests.conditionalConversionForAll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ToMyEnumBaseInterfaceConverter.StringToMyEnumBaseInterfaceConverter( Class &lt; T &gt; enum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onditionalGenericConverter.matches(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ConversionServiceTests.stringTo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ConversionServiceTests.subclassOfEnum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ConditionalConverter.convert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onditionalConverterFactory.matches(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ConversionServiceTests.listToObject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ithCopyConstructor.WithCopyConstructor( WithCopyConstructo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enericConversionServiceTests.sourceTypeIsV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versionServiceTests.objectArrayToStrin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ToMyEnumBaseInterfaceConverter.convert( String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icConversionServiceTests.converter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ConditionalConverterFactory.getMatchAttem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versionServiceTests.interfaceArrayToStrin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ConditionalGenericConverter.getSourc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versionServiceTests.emptyList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ConversionServiceTests.ignoreCopy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yConditionalGenericConverter.getConvertibl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versionServiceTests.interface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ConversionServiceTests.mapToObject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ConversionServiceTests.MyEnum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versionServiceTests.canConvertFromClassSourceTypeToNullTar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ConversionServiceTests.targetTypeIsV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typedConverter.convert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versionServiceTests.convertiblePairDifferentEqualsAndH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ConversionServiceTests.convertSuper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ConversionServiceTests.canConvertFromTypeDescriptorSourceTypeToNullTar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ConversionServiceTest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ConditionalGenericConverter.convert( @ Nullable Object source ,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ConversionServiceTests.wildcar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ConversionServiceTests.convert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